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Droid Sans Mono" svg:font-family="'Droid Sans Mono'" style:font-family-generic="swiss" style:font-pitch="fixed"/>
    <style:font-face style:name="Ubuntu Medium" svg:font-family="'Ubuntu Medium'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 Medium" fo:font-size="10pt" fo:font-weight="bold" style:font-name-asian="Ubuntu Medium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Ubuntu Medium" fo:font-size="10pt" fo:font-weight="bold" style:font-name-asian="Ubuntu Medium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运算符</text:p>
          </table:table-cell>
          <table:table-cell office:value-type="string" calcext:value-type="string">
            <text:p>表示意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..][==][::]</text:p>
          </table:table-cell>
          <table:table-cell office:value-type="string" calcext:value-type="string">
            <text:p>用于排序字符的方括号符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meta</text:p>
          </table:table-cell>
          <table:table-cell office:value-type="string" calcext:value-type="string">
            <text:p>转移的meta字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]</text:p>
          </table:table-cell>
          <table:table-cell office:value-type="string" calcext:value-type="string">
            <text:p>方括号表达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( \) \digit</text:p>
          </table:table-cell>
          <table:table-cell office:value-type="string" calcext:value-type="string">
            <text:p>子模式与后向引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<text:s/>\{ \}</text:p>
          </table:table-cell>
          <table:table-cell office:value-type="string" calcext:value-type="string">
            <text:p>任一与重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无符号</text:p>
          </table:table-cell>
          <table:table-cell office:value-type="string" calcext:value-type="string">
            <text:p>连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^ $</text:p>
          </table:table-cell>
          <table:table-cell office:value-type="string" calcext:value-type="string">
            <text:p>锚点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2">
            <text:p><text:s/>备注：运算符优先级由高至低。</text:p>
          </table:table-cell>
          <table:covered-table-cell table:number-columns-repeated="3"/>
        </table:table-row>
        <table:table-row table:style-name="ro1"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Droid Sans Mono" svg:font-family="'Droid Sans Mono'" style:font-family-generic="swiss" style:font-pitch="fixed"/>
    <style:font-face style:name="Ubuntu Medium" svg:font-family="'Ubuntu Medium'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21:52:09.037293767</meta:creation-date>
    <dc:date>2017-02-14T22:00:21.165959415</dc:date>
    <meta:editing-duration>P0D</meta:editing-duration>
    <meta:editing-cycles>1</meta:editing-cycles>
    <meta:document-statistic meta:table-count="1" meta:cell-count="17" meta:object-count="0"/>
    <meta:generator>LibreOffice/4.2.8.2$Linux_X86_64 LibreOffice_project/420m0$Build-2</meta:generator>
  </office:meta>
</office:document-meta>
</file>